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231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3.969cm"/>
    </style:style>
    <style:style style:name="co6" style:family="table-column">
      <style:table-column-properties fo:break-before="auto" style:column-width="1.094cm"/>
    </style:style>
    <style:style style:name="co7" style:family="table-column">
      <style:table-column-properties fo:break-before="auto" style:column-width="1.45cm"/>
    </style:style>
    <style:style style:name="co8" style:family="table-column">
      <style:table-column-properties fo:break-before="auto" style:column-width="3.42cm"/>
    </style:style>
    <style:style style:name="co9" style:family="table-column">
      <style:table-column-properties fo:break-before="auto" style:column-width="3.694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3.394cm"/>
    </style:style>
    <style:style style:name="co12" style:family="table-column">
      <style:table-column-properties fo:break-before="auto" style:column-width="3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5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2000 procesos</text:p>
          </table:table-cell>
          <table:table-cell office:value-type="string" calcext:value-type="string">
            <text:p>equilibrado</text:p>
          </table:table-cell>
          <table:table-cell table:style-name="ce3" table:number-columns-repeated="2"/>
          <table:table-cell office:value-type="string" calcext:value-type="string">
            <text:p>1000 procesos</text:p>
          </table:table-cell>
          <table:table-cell office:value-type="string" calcext:value-type="string">
            <text:p>equilibrado</text:p>
          </table:table-cell>
          <table:table-cell table:style-name="ce3" table:number-columns-repeated="2"/>
          <table:table-cell office:value-type="string" calcext:value-type="string">
            <text:p>100 procesos</text:p>
          </table:table-cell>
          <table:table-cell office:value-type="string" calcext:value-type="string">
            <text:p>equilibrado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4"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ransiciones totales</text:p>
          </table:table-cell>
          <table:table-cell office:value-type="string" calcext:value-type="string">
            <text:p>transiciones restantes</text:p>
          </table:table-cell>
          <table:table-cell table:number-columns-repeated="2"/>
          <table:table-cell office:value-type="string" calcext:value-type="string">
            <text:p>transiciones totales</text:p>
          </table:table-cell>
          <table:table-cell office:value-type="string" calcext:value-type="string">
            <text:p>transiciones restantes</text:p>
          </table:table-cell>
          <table:table-cell table:number-columns-repeated="2"/>
          <table:table-cell office:value-type="string" calcext:value-type="string">
            <text:p>transiciones totales</text:p>
          </table:table-cell>
          <table:table-cell office:value-type="string" calcext:value-type="string">
            <text:p>transiciones restante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1056" calcext:value-type="float">
            <text:p>110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550" calcext:value-type="float">
            <text:p>55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48" calcext:value-type="float">
            <text:p>5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018" calcext:value-type="float">
            <text:p>110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592" calcext:value-type="float">
            <text:p>559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64" calcext:value-type="float">
            <text:p>5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106" calcext:value-type="float">
            <text:p>1110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88" calcext:value-type="float">
            <text:p>54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54" calcext:value-type="float">
            <text:p>5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018" calcext:value-type="float">
            <text:p>110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556" calcext:value-type="float">
            <text:p>55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68" calcext:value-type="float">
            <text:p>5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020" calcext:value-type="float">
            <text:p>110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34" calcext:value-type="float">
            <text:p>553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48" calcext:value-type="float">
            <text:p>5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074" calcext:value-type="float">
            <text:p>1107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520" calcext:value-type="float">
            <text:p>55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54" calcext:value-type="float">
            <text:p>5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042" calcext:value-type="float">
            <text:p>1104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548" calcext:value-type="float">
            <text:p>55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52" calcext:value-type="float">
            <text:p>5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070" calcext:value-type="float">
            <text:p>110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530" calcext:value-type="float">
            <text:p>55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46" calcext:value-type="float">
            <text:p>5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122" calcext:value-type="float">
            <text:p>111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524" calcext:value-type="float">
            <text:p>5524</text:p>
          </table:table-cell>
          <table:table-cell office:value-type="float" office:value="15" calcext:value-type="float">
            <text:p>15</text:p>
          </table:table-cell>
          <table:table-cell table:style-name="ce4"/>
          <table:table-cell office:value-type="float" office:value="9" calcext:value-type="float">
            <text:p>9</text:p>
          </table:table-cell>
          <table:table-cell office:value-type="float" office:value="546" calcext:value-type="float">
            <text:p>5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084" calcext:value-type="float">
            <text:p>1108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42" calcext:value-type="float">
            <text:p>5542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table:formula="of:=SUM([.D5:.D14]) / [.C14]" office:value-type="float" office:value="11061" calcext:value-type="float">
            <text:p>11061</text:p>
          </table:table-cell>
          <table:table-cell table:formula="of:=SUM([.E5:.E14]) / [.C14]" office:value-type="float" office:value="14" calcext:value-type="float">
            <text:p>14</text:p>
          </table:table-cell>
          <table:table-cell/>
          <table:table-cell office:value-type="string" calcext:value-type="string">
            <text:p>AVG</text:p>
          </table:table-cell>
          <table:table-cell table:formula="of:=SUM([.H5:.H14]) / [.G14]" office:value-type="float" office:value="5538.4" calcext:value-type="float">
            <text:p>5538,4</text:p>
          </table:table-cell>
          <table:table-cell table:formula="of:=SUM([.I5:.I14]) / [.G14]" office:value-type="float" office:value="13.8" calcext:value-type="float">
            <text:p>13,8</text:p>
          </table:table-cell>
          <table:table-cell table:style-name="Default"/>
          <table:table-cell office:value-type="string" calcext:value-type="string">
            <text:p>AVG</text:p>
          </table:table-cell>
          <table:table-cell table:formula="of:=SUM([.L5:.L14]) / [.K14]" office:value-type="float" office:value="552.6" calcext:value-type="float">
            <text:p>552,6</text:p>
          </table:table-cell>
          <table:table-cell table:formula="of:=SUM([.M5:.M14]) / [.K14]" office:value-type="float" office:value="11.5" calcext:value-type="float">
            <text:p>11,5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%</text:p>
          </table:table-cell>
          <table:table-cell table:formula="of:=ROUND(  ([.E16]/[.D16]) * 100; 2 )" office:value-type="float" office:value="0.13" calcext:value-type="float">
            <text:p>0,13</text:p>
          </table:table-cell>
          <table:table-cell table:style-name="ce3" table:number-columns-repeated="2"/>
          <table:table-cell office:value-type="string" calcext:value-type="string">
            <text:p>%</text:p>
          </table:table-cell>
          <table:table-cell table:formula="of:=ROUND(  ([.I16]/[.H16]) * 100; 2 )" office:value-type="float" office:value="0.25" calcext:value-type="float">
            <text:p>0,25</text:p>
          </table:table-cell>
          <table:table-cell table:style-name="ce3" table:number-columns-repeated="2"/>
          <table:table-cell office:value-type="string" calcext:value-type="string">
            <text:p>%</text:p>
          </table:table-cell>
          <table:table-cell table:formula="of:=ROUND(  ([.M16]/[.L16]) * 100; 2 )" office:value-type="float" office:value="2.08" calcext:value-type="float">
            <text:p>2,08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language="es" fo:country="AR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1T14:07:48.207412467</meta:creation-date>
    <meta:generator>LibreOffice/6.4.4.2$Linux_X86_64 LibreOffice_project/40$Build-2</meta:generator>
    <dc:date>2020-07-11T16:45:38.189680925</dc:date>
    <meta:editing-duration>PT2H4M50S</meta:editing-duration>
    <meta:editing-cycles>2</meta:editing-cycles>
    <meta:document-statistic meta:table-count="1" meta:cell-count="117" meta:object-count="0"/>
  </office:meta>
</office:document-meta>
</file>